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1000000F254469140904D0D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3cm" svg:height="6.402cm" svg:x="2.2cm" svg:y="11.7cm">
          <draw:image xlink:href="Pictures/10000201000001A1000000F254469140904D0D9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5-23T20:46:55.464000000</dc:date>
    <meta:editing-duration>PT1M18S</meta:editing-duration>
    <meta:editing-cycles>1</meta:editing-cycles>
    <meta:document-statistic meta:object-count="1"/>
    <meta:generator>Trio_Office/6.2.8.2$Windows_x86 LibreOffice_project/</meta:generator>
  </office:meta>
</office:document-meta>
</file>